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ial1" svg:font-family="arial, sans-serif" style:font-family-generic="swiss"/>
    <style:font-face style:name="DejaVu Sans Mono" svg:font-family="'DejaVu Sans Mono'" style:font-family-generic="modern" style:font-pitch="fixed"/>
    <style:font-face style:name="Apple LiSung" svg:font-family="'Apple LiSung'" style:font-pitch="variable"/>
    <style:font-face style:name="Corsiva Hebrew" svg:font-family="'Corsiva Hebrew'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Hiragino Kaku Gothic ProN W3" svg:font-family="'Hiragino Kaku Gothic ProN W3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Hiragino Kaku Gothic ProN W3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3pt" style:font-size-complex="13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P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P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Hiragino Kaku Gothic ProN W3" fo:font-size="12pt" fo:letter-spacing="normal" fo:language="es" fo:country="ES" fo:font-style="normal" fo:font-weight="bold" style:font-size-asian="12pt" style:font-size-complex="12pt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Hiragino Kaku Gothic ProN W3" fo:font-size="12pt" fo:letter-spacing="normal" fo:font-style="normal" fo:font-weight="normal"/>
    </style:style>
    <style:style style:name="P9" style:family="paragraph" style:parent-style-name="Text_20_body">
      <style:paragraph-properties fo:text-align="start" style:justify-single-word="false"/>
      <style:text-properties style:font-name="Hiragino Kaku Gothic ProN W3" fo:font-size="12pt" fo:language="es" fo:country="ES" fo:font-weight="normal" style:font-size-asian="12pt" style:font-size-complex="12pt"/>
    </style:style>
    <style:style style:name="P10" style:family="paragraph" style:parent-style-name="Text_20_body">
      <style:paragraph-properties fo:text-align="start" style:justify-single-word="false" fo:orphans="2" fo:widows="2"/>
      <style:text-properties style:font-name="Hiragino Kaku Gothic ProN W3" fo:font-size="12pt" fo:language="es" fo:country="ES" style:font-size-asian="12pt" style:font-size-complex="12pt"/>
    </style:style>
    <style:style style:name="P11" style:family="paragraph" style:parent-style-name="Text_20_body">
      <style:paragraph-properties fo:text-align="start" style:justify-single-word="false" fo:orphans="2" fo:widows="2"/>
    </style:style>
    <style:style style:name="P12" style:family="paragraph" style:parent-style-name="Text_20_body">
      <style:paragraph-properties fo:text-align="start" style:justify-single-word="false" fo:orphans="2" fo:widows="2" fo:padding="0in" fo:border="none"/>
      <style:text-properties fo:font-variant="normal" fo:text-transform="none" fo:color="#000000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P13" style:family="paragraph" style:parent-style-name="Heading_20_1">
      <style:paragraph-properties fo:text-align="center" style:justify-single-word="false"/>
      <style:text-properties style:font-name="Hiragino Kaku Gothic ProN W3" fo:font-size="16pt" fo:language="es" fo:country="ES" style:font-size-asian="16pt" style:font-size-complex="16pt"/>
    </style:style>
    <style:style style:name="P14" style:family="paragraph" style:parent-style-name="Heading_20_3">
      <style:paragraph-properties fo:text-align="start" style:justify-single-word="false"/>
      <style:text-properties style:font-name="Hiragino Kaku Gothic ProN W3" fo:font-size="12pt" fo:language="es" fo:country="ES" style:font-size-asian="12pt" style:font-size-complex="12pt"/>
    </style:style>
    <style:style style:name="P15" style:family="paragraph" style:parent-style-name="Heading_20_3">
      <style:paragraph-properties fo:text-align="start" style:justify-single-word="false"/>
      <style:text-properties style:font-name="Hiragino Kaku Gothic ProN W3" fo:font-size="12pt" fo:language="es" fo:country="ES" style:font-size-asian="12pt" style:font-weight-asian="bold" style:font-size-complex="12pt" style:font-weight-complex="bold"/>
    </style:style>
    <style:style style:name="P16" style:family="paragraph" style:parent-style-name="Heading_20_3">
      <style:paragraph-properties fo:text-align="start" style:justify-single-word="false"/>
      <style:text-properties style:font-name="Hiragino Kaku Gothic ProN W3" fo:font-size="12pt" fo:language="es" fo:country="ES" style:font-size-asian="12pt" style:font-size-complex="12pt"/>
    </style:style>
    <style:style style:name="P17" style:family="paragraph" style:parent-style-name="Text_20_body">
      <style:paragraph-properties fo:text-align="start" style:justify-single-word="false" fo:orphans="2" fo:widows="2"/>
      <style:text-properties style:font-name="Hiragino Kaku Gothic ProN W3" fo:font-size="12pt" fo:language="es" fo:country="ES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bold"/>
    </style:style>
    <style:style style:name="T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3ea8" style:font-name="Hiragino Kaku Gothic ProN W3" fo:font-size="12pt" fo:letter-spacing="normal" fo:language="es" fo:country="ES" fo:font-style="normal" fo:font-weight="normal" style:font-size-asian="12pt" style:font-size-complex="12pt"/>
    </style:style>
    <style:style style:name="T8" style:family="text">
      <style:text-properties fo:color="#003ea8" style:font-name="Hiragino Kaku Gothic ProN W3" fo:language="es" fo:country="ES" style:font-size-asian="12pt" style:font-size-complex="12pt"/>
    </style:style>
    <style:style style:name="T9" style:family="text">
      <style:text-properties style:font-size-asian="12pt" style:font-size-complex="12pt"/>
    </style:style>
    <style:style style:name="T10" style:family="text">
      <style:text-properties fo:language="es" fo:country="ES" style:font-size-asian="12pt" style:font-size-complex="12pt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Hiragino Kaku Gothic ProN W3" fo:language="es" fo:country="ES" fo:font-style="italic" style:font-size-asian="12pt" style:font-style-asian="italic" style:font-size-complex="12pt" style:font-style-complex="italic"/>
    </style:style>
    <style:style style:name="T18" style:family="text">
      <style:text-properties style:font-name="Hiragino Kaku Gothic ProN W3" fo:language="es" fo:country="ES" style:font-size-asian="12pt" style:font-size-complex="12pt"/>
    </style:style>
    <style:style style:name="T19" style:family="text">
      <style:text-properties style:font-name="Hiragino Kaku Gothic ProN W3" fo:language="es" fo:country="ES" fo:font-weight="bold" style:font-size-asian="12pt" style:font-weight-asian="bold" style:font-size-complex="12pt" style:font-weight-complex="bold"/>
    </style:style>
    <style:style style:name="T20" style:family="text">
      <style:text-properties style:font-name="Hiragino Kaku Gothic ProN W3" style:font-size-asian="12pt" style:font-size-complex="12pt"/>
    </style:style>
    <style:style style:name="T21" style:family="text">
      <style:text-properties fo:font-weight="normal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Guía de traducciones del manual <text:line-break/>de PHP.net al Castellano<text:line-break/>FASE 1</text:h>
      <text:h text:style-name="P15" text:outline-level="3">Requerimientos.</text:h>
      <text:p text:style-name="P9"><text:tab/>- Dominio del Inglés y el Castellano (Español de España).<text:line-break/><text:tab/>- Conocimientos de PHP.</text:p>
      <text:h text:style-name="P14" text:outline-level="3">Traductor online.</text:h>
      <text:p text:style-name="P3"><text:span text:style-name="T18">Para poder demostrar tu interés y tus habilidades de traducción hay que empezar guardando los ficheros que traduzcas como cuenta VCS: anonymous. Esta es la web donde debes acceder: </text:span><text:a xlink:type="simple" xlink:href="https://edit.php.net/"><text:span text:style-name="T20">https://edit.php.net/</text:span></text:a><text:span text:style-name="T18">. <text:line-break/>Se recomienda el uso de Mozilla Firefox o Google Chorme. Para mantener el mismo número de usuario anónimo se debe usar el mismo equipo y navegador y tener las </text:span><text:span text:style-name="T17">cookies</text:span><text:span text:style-name="T18"> activadas. Una vez dentro recuerda el número de usuario </text:span><text:span text:style-name="T17">anonymous</text:span><text:span text:style-name="T18"> que se te ha asignado. Más información sobre el editor: </text:span><text:a xlink:type="simple" xlink:href="http://wiki.php.net/doc/editor">http://wiki.php.net/doc/editor</text:a><text:span text:style-name="T18"><text:line-break/><text:line-break/></text:span><text:span text:style-name="T19">Participación.</text:span><text:span text:style-name="T18"><text:line-break/>Si quieres participar en el proyecto de forma continuada, por favor insiste para que tus ficheros traducidos sean revisados y consigas tu cuenta VCS lo antes posible. Si quieres participar de forma esporádica, no hace fata solicitar una cuenta. Indica que ficheros has traducido para que sean subidos al repositorio.</text:span></text:p>
      <text:h text:style-name="P14" text:outline-level="3">¿Que ficheros puedo empezar traducir?</text:h>
      <text:p text:style-name="P6">Los que no están traducidos todavía: <text:s/>Menú izquierdo → <text:s/>Ficheros a traducir.<text:line-break/>Los usuarios oficiales suelen indicar en que directorio están trabajando. Para comprobar que nadie está trabajando en el directorio que vas a traducir ves a: Menú izquierdo → Todos los ficheros → Repositorio → es → translation.xml <text:s/>y comprueba la sección: &lt;work-in-progress&gt;&lt;/work-in-progress&gt;</text:p>
      <text:h text:style-name="P14" text:outline-level="3"><text:soft-page-break/>Ya se que ficheros quiero traducir. ¿Y ahora qué?<text:line-break/><text:span text:style-name="T22">Traduce y guarda tus cambios al repositorio como: </text:span><text:span text:style-name="T14">anonymous</text:span><text:span text:style-name="T22">. </text:span><text:span text:style-name="T2">Para traducir un nuevo fichero hay que usar como base el original en Inglés. Al abrir el fichero sin traducir se abrirán dos ventanas: a la izquierda se abrirá el fichero original el cual debes realizar la traducción encima y a la derecha aparecerá una traducción automática realizada por el API de Google. Desactívala para tener más espacio.<text:line-break/><text:line-break/></text:span><text:span text:style-name="T5">Desactivar traducción automática</text:span><text:span text:style-name="T2"><text:line-break/>Menú izquierdo → Configuración → “Módulo ficheros a traducir” → Interfaz de usuario → Desactivar casilla “Mostrar el panel de traducción de Google”.</text:span></text:h>
      <text:p text:style-name="P6"><text:span text:style-name="T16">Estructura del fichero.</text:span><text:line-break/>Es muy importante mantener la estructura en Inglés como base, tal y como está. Por favor respeta incluso los saltos de línea. Nos ayudará a identificar cambios en el futuro. Una vez hayas traducido todo el fichero, repásalo otra vez para asegurarse que todo tenga sentido, no te hayas dejado nada por traducir y no hayan traducciones literales.<text:line-break/></text:p>
      <text:p text:style-name="P10"><text:span text:style-name="T5">Guardar el <text:s/>fichero</text:span><text:span text:style-name="T2"><text:line-break/>Al guardar el fichero (Control + S) se mostrarán, si existen, errores en el XML. Por favor corrígelos si se da el caso. Guardar el fichero significa darle al botón guardar o (Control + S). Por favor no envíes el fichero “como parche”.</text:span><text:span text:style-name="T4">La etiqueta Revcheck<text:line-break/></text:span><text:span text:style-name="T2">La etiqueta Revcheck debe añadirse en todos los ficheros que se traducen. Es muy importante ya que nos ayudará a identificar el número de versión que tradujiste. <text:line-break/>El editor online tiene un botón para añadir dicha etiqueta: <text:line-break/>Etiquetar -&gt; Etiqueta Revcheck. Esta acción añadirá una línea como esta:<text:line-break/>&lt;!-- EN-Revision: xxx Maintainer: anonymous Status: ready --&gt;<text:line-break/>Cambia: xxx por el número de revisión de la versión en Inglés que estás traduciendo. <text:s/>Por ejemplo: 297028<text:line-break/></text:span><text:span text:style-name="T3">Cambia </text:span><text:span text:style-name="T6">anonymous</text:span><text:span text:style-name="T3"> por el que sería tu futuro nombre de usuario para tu cuenta SVN. </text:span><text:span text:style-name="T22">Por ejemplo: tu alias.</text:span></text:p>
      <text:p text:style-name="P10"><text:line-break/><text:line-break/></text:p>
      <text:p text:style-name="P17"><text:soft-page-break/>¿Que parte del documento debe dejarse como su versión original?</text:p>
      <text:p text:style-name="P6">1. La descripción del prototipo de función:<text:line-break/>Que siempre está dentro de estas etiquetas: &lt;methodsynopsis&gt; &lt;/methodsynopsis&gt;<text:line-break/>2. Parámetros, clases, literales, en definitiva cualquier texto que esté entre dos etiquetas. &lt;parameter&gt;param&lt;/parameter&gt;, &lt;classname&gt;class&lt;/classname&gt;.<text:line-break/>3. En los ejemplos solo hay que traducir los comentarios // y cadenas que no estén siendo manipuladas. No hay que traducir nombres de variables, nombres de funciones etc.<text:line-break/>4. Cuando se habla específicamente de tipos: Array, String, Bool, Float. Hay que mantenerlo como está.</text:p>
      <text:h text:style-name="P14" text:outline-level="3">Dudas durante el proceso de traducción</text:h>
      <text:p text:style-name="P4"><text:span text:style-name="T18">- Tenemos un mini-diccionario que te puede servir de ayuda: </text:span><text:a xlink:type="simple" xlink:href="http://svn.php.net/repository/phpdoc/es/trunk/diccionario.txt">http://svn.php.net/repository/phpdoc/es/trunk/diccionario.txt</text:a></text:p>
      <text:p text:style-name="P10"><text:span text:style-name="T2">- Puedes enviar un E-Mail a la lista de correo, siempre habrá alguien dispuesto a ayudarte.<text:line-break/></text:span><text:line-break/><text:span text:style-name="T16">Implicación en los ficheros que traduzcas</text:span></text:p>
      <text:p text:style-name="P10"><text:span text:style-name="T2">Básicamente eres responsable de mantener al día todos los ficheros que traduzcas. El equipo de PHP continuamente está mejorando y actualizando el manual así que los ficheros que traduzcas hoy estarán desfasados a medio plazo. El editor online tiene todas las herramientas para poder comparar revisiones y ver que ha cambiado, así como un sistema donde pueden verse los ficheros que han quedado obsoletos. <text:line-break/></text:span><text:span text:style-name="T2"><text:line-break/></text:span><text:span text:style-name="T5">Como conseguir tu cuenta VCS</text:span></text:p>
      <text:p text:style-name="P6"><text:s/>Contacta con Yago por E-Mail para indicar lo que hayas traducido para que pueda revisarlo. Te enviará las correcciones necesarias de tus documentos. Este proceso se repetirá hasta que los documentos sean correctos y estén preparados para ser enviados al repositorio oficial. Por favor insiste si no recibes una pronta respuesta.</text:p>
      <text:p text:style-name="P6">Si crees que se debe cambiar o añadir algo a esta guía enviame un E-Mail y la actualiza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ial1" svg:font-family="arial, sans-serif" style:font-family-generic="swiss"/>
    <style:font-face style:name="DejaVu Sans Mono" svg:font-family="'DejaVu Sans Mono'" style:font-family-generic="modern" style:font-pitch="fixed"/>
    <style:font-face style:name="Apple LiSung" svg:font-family="'Apple LiSung'" style:font-pitch="variable"/>
    <style:font-face style:name="Corsiva Hebrew" svg:font-family="'Corsiva Hebrew'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Hiragino Kaku Gothic ProN W3" svg:font-family="'Hiragino Kaku Gothic ProN W3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Hiragino Kaku Gothic ProN W3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Yago Ferrer v.11/21/2010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2T00:21:53</meta:creation-date>
    <dc:date>2010-11-21T16:05:41</dc:date>
    <meta:editing-duration>PT08H46M10S</meta:editing-duration>
    <meta:editing-cycles>121</meta:editing-cycles>
    <meta:generator>OpenOffice.org/3.2$Unix OpenOffice.org_project/320m18$Build-9502</meta:generator>
    <meta:document-statistic meta:table-count="0" meta:image-count="0" meta:object-count="0" meta:page-count="3" meta:paragraph-count="21" meta:word-count="794" meta:character-count="5079"/>
  </office:meta>
</office:document-meta>
</file>